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B0000029C56159D503518F582.png" manifest:media-type="image/png"/>
  <manifest:file-entry manifest:full-path="Pictures/100002010000037B0000029C85701FD39C5A3D33.png" manifest:media-type="image/png"/>
  <manifest:file-entry manifest:full-path="Pictures/100002010000037B0000029CD1A92528D6CD2F94.png" manifest:media-type="image/png"/>
  <manifest:file-entry manifest:full-path="Pictures/100002010000037B0000029C3692829F8D304AD6.png" manifest:media-type="image/png"/>
  <manifest:file-entry manifest:full-path="Pictures/100002010000037B0000029CC8B25307AABCEEA3.png" manifest:media-type="image/png"/>
  <manifest:file-entry manifest:full-path="Pictures/100002010000037B0000029C46C4E94B44563047.png" manifest:media-type="image/png"/>
  <manifest:file-entry manifest:full-path="Pictures/100002010000037B0000029CFD26F452CCCA855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false" draw:fill="bitmap" draw:fill-image-name="Bitmap_20_8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false" draw:fill="bitmap" draw:fill-image-name="Bitmap_20_3" style:repeat="stretch" presentation:display-footer="fals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false" draw:fill="bitmap" draw:fill-image-name="Bitmap_20_4" style:repeat="stretch" presentation:display-footer="false" presentation:display-page-number="true" presentation:display-date-time="false"/>
    </style:style>
    <style:style style:name="dp7" style:family="drawing-page">
      <style:drawing-page-properties presentation:background-visible="true" presentation:background-objects-visible="false" draw:fill="bitmap" draw:fill-image-name="Bitmap_20_6" style:repeat="stretch" presentation:display-footer="fals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false" draw:fill="bitmap" draw:fill-image-name="Bitmap_20_7" style:repeat="stretch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Alizarin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Alizarin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Alizarin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Alizarin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Alizarin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2010000037B0000029C85701FD39C5A3D33.png" xlink:type="simple" xlink:show="embed" xlink:actuate="onLoad"/>
    <draw:fill-image draw:name="Bitmap_20_3" draw:display-name="Bitmap 3" xlink:href="Pictures/100002010000037B0000029CD1A92528D6CD2F94.png" xlink:type="simple" xlink:show="embed" xlink:actuate="onLoad"/>
    <draw:fill-image draw:name="Bitmap_20_4" draw:display-name="Bitmap 4" xlink:href="Pictures/100002010000037B0000029C3692829F8D304AD6.png" xlink:type="simple" xlink:show="embed" xlink:actuate="onLoad"/>
    <draw:fill-image draw:name="Bitmap_20_6" draw:display-name="Bitmap 6" xlink:href="Pictures/100002010000037B0000029CC8B25307AABCEEA3.png" xlink:type="simple" xlink:show="embed" xlink:actuate="onLoad"/>
    <draw:fill-image draw:name="Bitmap_20_7" draw:display-name="Bitmap 7" xlink:href="Pictures/100002010000037B0000029C56159D503518F582.png" xlink:type="simple" xlink:show="embed" xlink:actuate="onLoad"/>
    <draw:fill-image draw:name="Bitmap_20_8" draw:display-name="Bitmap 8" xlink:href="Pictures/100002010000037B0000029C46C4E94B44563047.png" xlink:type="simple" xlink:show="embed" xlink:actuate="onLoad"/>
    <draw:fill-image draw:name="background" xlink:href="Pictures/100002010000037B0000029CFD26F452CCCA855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8T16:20:13.557000000</meta:creation-date>
    <meta:editing-duration>PT6M8S</meta:editing-duration>
    <meta:editing-cycles>3</meta:editing-cycles>
    <meta:generator>LibreOffice/6.0.7.3$Windows_X86_64 LibreOffice_project/dc89aa7a9eabfd848af146d5086077aeed2ae4a5</meta:generator>
    <dc:title>Alizarin</dc:title>
    <dc:date>2019-04-18T16:26:21.987000000</dc:date>
    <meta:document-statistic meta:object-count="51"/>
  </office:meta>
</office:document-meta>
</file>